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'Everson Mono', FreeMono, Menlo, Terminal, monospace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c66e" officeooo:paragraph-rsid="000ec66e"/>
    </style:style>
    <style:style style:name="P2" style:family="paragraph" style:parent-style-name="Standard">
      <style:text-properties officeooo:rsid="00100ac9" officeooo:paragraph-rsid="00100ac9"/>
    </style:style>
    <style:style style:name="P3" style:family="paragraph" style:parent-style-name="Standard">
      <style:text-properties officeooo:rsid="00119b3e" officeooo:paragraph-rsid="00119b3e"/>
    </style:style>
    <style:style style:name="P4" style:family="paragraph" style:parent-style-name="Standard">
      <style:text-properties style:text-underline-style="none" officeooo:rsid="001202e5" officeooo:paragraph-rsid="001202e5"/>
    </style:style>
    <style:style style:name="P5" style:family="paragraph" style:parent-style-name="Standard">
      <style:text-properties style:text-underline-style="none" officeooo:rsid="001249e8" officeooo:paragraph-rsid="001249e8"/>
    </style:style>
    <style:style style:name="P6" style:family="paragraph" style:parent-style-name="Standard">
      <style:text-properties style:text-underline-style="none" officeooo:rsid="0012b925" officeooo:paragraph-rsid="0012b925"/>
    </style:style>
    <style:style style:name="P7" style:family="paragraph" style:parent-style-name="Standard">
      <style:text-properties style:text-underline-style="none" officeooo:rsid="0013e659" officeooo:paragraph-rsid="0013e659"/>
    </style:style>
    <style:style style:name="P8" style:family="paragraph" style:parent-style-name="Standard">
      <style:text-properties style:text-underline-style="none" officeooo:rsid="00147ef9" officeooo:paragraph-rsid="00147ef9"/>
    </style:style>
    <style:style style:name="P9" style:family="paragraph" style:parent-style-name="Standard">
      <style:text-properties style:text-underline-style="none" officeooo:rsid="0016191f" officeooo:paragraph-rsid="0016191f"/>
    </style:style>
    <style:style style:name="P10" style:family="paragraph" style:parent-style-name="Standard">
      <style:text-properties style:text-underline-style="none" officeooo:rsid="0019cd0f" officeooo:paragraph-rsid="0019cd0f"/>
    </style:style>
    <style:style style:name="P11" style:family="paragraph" style:parent-style-name="Standard">
      <style:text-properties style:text-underline-style="none" officeooo:rsid="001bd6ae" officeooo:paragraph-rsid="001bd6ae"/>
    </style:style>
    <style:style style:name="P12" style:family="paragraph" style:parent-style-name="Standard">
      <style:text-properties fo:font-variant="normal" fo:text-transform="none" fo:color="#f0f0f0" style:font-name="DejaVu Sans Mono" fo:font-size="11.25pt" fo:letter-spacing="normal" fo:font-style="normal" fo:font-weight="normal" officeooo:paragraph-rsid="001d94e3"/>
    </style:style>
    <style:style style:name="P13" style:family="paragraph" style:parent-style-name="Standard">
      <style:text-properties officeooo:rsid="001d94e3" officeooo:paragraph-rsid="001d94e3"/>
    </style:style>
    <style:style style:name="P14" style:family="paragraph" style:parent-style-name="Standard">
      <style:text-properties officeooo:paragraph-rsid="001e6254"/>
    </style:style>
    <style:style style:name="P1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ec66e" officeooo:paragraph-rsid="000ec66e"/>
    </style:style>
    <style:style style:name="P1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202e5" officeooo:paragraph-rsid="001202e5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1202e5" officeooo:paragraph-rsid="00119b3e"/>
    </style:style>
    <style:style style:name="P18" style:family="paragraph" style:parent-style-name="Standard">
      <style:text-properties style:text-underline-style="none" officeooo:rsid="001e6254" officeooo:paragraph-rsid="001e6254"/>
    </style:style>
    <style:style style:name="P19" style:family="paragraph" style:parent-style-name="Standard">
      <style:text-properties style:text-underline-style="none" officeooo:rsid="0020a0fb" officeooo:paragraph-rsid="0020a0fb"/>
    </style:style>
    <style:style style:name="P20" style:family="paragraph" style:parent-style-name="Standard">
      <style:text-properties style:text-underline-style="none" officeooo:rsid="00227402" officeooo:paragraph-rsid="00227402"/>
    </style:style>
    <style:style style:name="P21" style:family="paragraph" style:parent-style-name="Standard">
      <style:text-properties style:text-underline-style="none" officeooo:rsid="002394dd" officeooo:paragraph-rsid="002394dd"/>
    </style:style>
    <style:style style:name="P22" style:family="paragraph" style:parent-style-name="Standard">
      <style:text-properties style:text-underline-style="none" officeooo:rsid="002394dd" officeooo:paragraph-rsid="0024f0eb"/>
    </style:style>
    <style:style style:name="P23" style:family="paragraph" style:parent-style-name="Standard">
      <style:text-properties style:text-underline-style="none" officeooo:rsid="0025fbf8" officeooo:paragraph-rsid="0025fbf8"/>
    </style:style>
    <style:style style:name="P24" style:family="paragraph" style:parent-style-name="Standard">
      <style:text-properties style:text-underline-style="none" officeooo:rsid="0029c6f3" officeooo:paragraph-rsid="0029c6f3"/>
    </style:style>
    <style:style style:name="P25" style:family="paragraph" style:parent-style-name="Standard">
      <style:text-properties style:text-underline-style="none" officeooo:rsid="002b3a35" officeooo:paragraph-rsid="002b3a35"/>
    </style:style>
    <style:style style:name="P26" style:family="paragraph" style:parent-style-name="Standard">
      <style:text-properties style:text-underline-style="none" officeooo:rsid="002e7670" officeooo:paragraph-rsid="002fff81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20a0fb" officeooo:paragraph-rsid="0020a0fb"/>
    </style:style>
    <style:style style:name="T1" style:family="text">
      <style:text-properties style:text-underline-style="none" officeooo:rsid="001bd6ae"/>
    </style:style>
    <style:style style:name="T2" style:family="text">
      <style:text-properties style:text-underline-style="none" officeooo:rsid="001e6254"/>
    </style:style>
    <style:style style:name="T3" style:family="text">
      <style:text-properties officeooo:rsid="0012b925"/>
    </style:style>
    <style:style style:name="T4" style:family="text">
      <style:text-properties officeooo:rsid="0017fbcf"/>
    </style:style>
    <style:style style:name="T5" style:family="text">
      <style:text-properties officeooo:rsid="001a8a67"/>
    </style:style>
    <style:style style:name="T6" style:family="text">
      <style:text-properties officeooo:rsid="001c94a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text-line-through-style="none" style:text-line-through-type="none"/>
    </style:style>
    <style:style style:name="T10" style:family="text">
      <style:text-properties style:text-line-through-style="none" style:text-line-through-type="none" officeooo:rsid="0027d932"/>
    </style:style>
    <style:style style:name="T11" style:family="text">
      <style:text-properties style:text-line-through-style="none" style:text-line-through-type="none" officeooo:rsid="002b3a35"/>
    </style:style>
    <style:style style:name="T12" style:family="text">
      <style:text-properties style:text-line-through-style="none" style:text-line-through-type="none" officeooo:rsid="002c85af"/>
    </style:style>
    <style:style style:name="T13" style:family="text">
      <style:text-properties style:text-line-through-style="none" style:text-line-through-type="none" officeooo:rsid="002e7670"/>
    </style:style>
    <style:style style:name="T14" style:family="text">
      <style:text-properties style:text-line-through-style="none" style:text-line-through-type="none" officeooo:rsid="002fff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HDFS Commands</text:p>
      <text:p text:style-name="P1"/>
      <text:p text:style-name="P2">1) Copy file simplilearn.txt from local disk to the user’s directory in HDFS</text:p>
      <text:p text:style-name="P2">–This will copy the file to /user/username/simplilearn.txt</text:p>
      <text:p text:style-name="P2"/>
      <text:p text:style-name="P2"><text:tab/>$ hdfs dfs -put simplilearn.txt simplilearn.txt</text:p>
      <text:p text:style-name="P2"/>
      <text:p text:style-name="P13">eg: hdfs -dfs -put <text:span text:style-name="T8">home</text:span><text:span text:style-name="T7">/</text:span><text:span text:style-name="T8">christejohn7202/sample.text Simplilearn</text:span></text:p>
      <text:p text:style-name="P2"/>
      <text:p text:style-name="P3">2) Display a list of the contents of the directory path provided by the user,</text:p>
      <text:p text:style-name="P3">showing the names, permissions, owner, size, and modification date for</text:p>
      <text:p text:style-name="P3">each entry</text:p>
      <text:p text:style-name="P3"/>
      <text:p text:style-name="P3"><text:tab/>$hdfs dfs –ls /user/simpl/test</text:p>
      <text:p text:style-name="P17"/>
      <text:p text:style-name="P4">3) Create a directory called test under the user’s home directory</text:p>
      <text:p text:style-name="P4"/>
      <text:p text:style-name="P4"><text:tab/>$hdfs dfs –mkdir /user/simpl/test</text:p>
      <text:p text:style-name="P4"/>
      <text:p text:style-name="P4">4) Delete the directory testing and all its contents</text:p>
      <text:p text:style-name="P4"><text:tab/></text:p>
      <text:p text:style-name="P4"><text:tab/>hdfs dfs -rm -r testing</text:p>
      <text:p text:style-name="P4"/>
      <text:p text:style-name="P16"/>
      <text:p text:style-name="P4"/>
      <text:p text:style-name="P5">1) <text:s/>hdfs -help</text:p>
      <text:p text:style-name="P5"/>
      <text:p text:style-name="P5">2) hdfs version <text:s/><text:span text:style-name="T3">(hadoop version)</text:span></text:p>
      <text:p text:style-name="P5"/>
      <text:p text:style-name="P6">3) hdfs -version (Java and JVM version)</text:p>
      <text:p text:style-name="P6"/>
      <text:p text:style-name="P7">4) list home directory contents</text:p>
      <text:p text:style-name="P7"><text:tab/>hdfs ds -ls</text:p>
      <text:p text:style-name="P7"/>
      <text:p text:style-name="P8">5) make diretory in hdfs</text:p>
      <text:p text:style-name="P8"><text:tab/>hdfs dfs -mkdir demo1</text:p>
      <text:p text:style-name="P8"/>
      <text:p text:style-name="P9">6) remove directory <text:span text:style-name="T4">(move to trash)</text:span></text:p>
      <text:p text:style-name="P9"><text:tab/>hdfs dfs -rmr demo1 <text:span text:style-name="T4">(deprecated)</text:span></text:p>
      <text:p text:style-name="P9"><text:tab/><text:span text:style-name="T4">hdfs dfs -rm -r demo1</text:span></text:p>
      <text:p text:style-name="P9"/>
      <text:p text:style-name="P10">7)Recursively <text:span text:style-name="T5">list subdiectories in current directory</text:span></text:p>
      <text:p text:style-name="P10"><text:tab/>hdfs dfs -ls -R</text:p>
      <text:p text:style-name="P10"/>
      <text:p text:style-name="P11">8) display sizes of file</text:p>
      <text:p text:style-name="P11"><text:tab/>hdfs dfs -du</text:p>
      <text:p text:style-name="P11"/>
      <text:p text:style-name="P11">9) count the number of files in the <text:span text:style-name="T6">d</text:span>irect<text:span text:style-name="T6">o</text:span>ry test</text:p>
      <text:p text:style-name="P11"><text:tab/>hdfs dfs -count \test</text:p>
      <text:p text:style-name="P11"/>
      <text:p text:style-name="P14"><text:span text:style-name="T2">10)</text:span><text:span text:style-name="T1"> </text:span><text:span text:style-name="T2">change the permissions on the file to read, write and execute</text:span></text:p>
      <text:p text:style-name="P18"><text:tab/>hdfs dfs -chmod 700 Simplilearn/sample.txt</text:p>
      <text:p text:style-name="P20"><text:soft-page-break/>11) show metadata</text:p>
      <text:p text:style-name="P20"><text:tab/>hadoop namenode (deprecated)</text:p>
      <text:p text:style-name="P20"><text:tab/>hdfs namenode</text:p>
      <text:p text:style-name="P20"/>
      <text:p text:style-name="P21">12) hdfs namenode -format</text:p>
      <text:p text:style-name="P21"/>
      <text:p text:style-name="P21">13 ) cluster balancing utility</text:p>
      <text:p text:style-name="P21"><text:tab/>hdfs balancer (need superuser privleges)</text:p>
      <text:p text:style-name="P21"/>
      <text:p text:style-name="P21">14) enter safemode</text:p>
      <text:p text:style-name="P22"><text:tab/>hdfs dfs admin -safemode (need superuser privleges)</text:p>
      <text:p text:style-name="P21"/>
      <text:p text:style-name="P21"/>
      <text:p text:style-name="P21"/>
      <text:p text:style-name="P21"/>
      <text:p text:style-name="P21"/>
      <text:p text:style-name="P27">YARN commands</text:p>
      <text:p text:style-name="P19">1) list all commands of yarn</text:p>
      <text:p text:style-name="P19"><text:tab/>yarn -help</text:p>
      <text:p text:style-name="P19"/>
      <text:p text:style-name="P19">2) version</text:p>
      <text:p text:style-name="P19"><text:tab/>yarn -version</text:p>
      <text:p text:style-name="P19"/>
      <text:p text:style-name="P19">3) view logs of a specific application id</text:p>
      <text:p text:style-name="P19"><text:tab/>yarn logs <text:span text:style-name="T9">applicationId &lt;appid&gt;</text:span></text:p>
      <text:p text:style-name="P19"><text:span text:style-name="T9"/></text:p>
      <text:p text:style-name="P23"><text:span text:style-name="T9">4) print CLASSPATH </text:span><text:span text:style-name="T10">to acces hadoop jar and required libraries</text:span></text:p>
      <text:p text:style-name="P23"><text:span text:style-name="T9"><text:tab/>yarn classpath</text:span></text:p>
      <text:p text:style-name="P23"><text:span text:style-name="T9"/></text:p>
      <text:p text:style-name="P24"><text:span text:style-name="T9">5) container report</text:span><text:span text:style-name="T11">s</text:span></text:p>
      <text:p text:style-name="P24"><text:span text:style-name="T9"><text:tab/>yarn container</text:span></text:p>
      <text:p text:style-name="P24"><text:span text:style-name="T9"/></text:p>
      <text:p text:style-name="P25"><text:span text:style-name="T9">6) </text:span><text:span text:style-name="T12">node reports</text:span></text:p>
      <text:p text:style-name="P25"><text:span text:style-name="T12"><text:tab/>yarn -</text:span><text:span text:style-name="T13">list </text:span><text:span text:style-name="T12">node</text:span></text:p>
      <text:p text:style-name="P25"><text:span text:style-name="T12"><text:tab/></text:span><text:span text:style-name="T13">yarn -all nodes</text:span></text:p>
      <text:p text:style-name="P25"><text:span text:style-name="T13"/></text:p>
      <text:p text:style-name="P26"><text:span text:style-name="T9">7) </text:span><text:span text:style-name="T14">log reports</text:span></text:p>
      <text:p text:style-name="P26"><text:span text:style-name="T9"><text:tab/>yarn logs &lt;app-id&gt;</text:span></text:p>
      <text:p text:style-name="P19"><text:span text:style-name="T9"/></text:p>
      <text:p text:style-name="P19"><text:span text:style-name="T9"/></text:p>
      <text:p text:style-name="P11"/>
      <text:p text:style-name="P12"><text:span text:style-name="T1">hdfs dfs -put /home/christejon7202/sample.txt Simplilearn</text:span>hdfs dfs -puthdfs dfs -put /home/christejon7202/sample.txt Simplilearn /home/christejon7202/sample.txt Simplilea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'Everson Mono', FreeMono, Menlo, Terminal, monospace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57:14.501148931</meta:creation-date>
    <dc:date>2020-04-15T21:51:03.484911516</dc:date>
    <meta:editing-duration>PT3H34M27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2" meta:paragraph-count="57" meta:word-count="294" meta:character-count="1910" meta:non-whitespace-character-count="1645"/>
  </office:meta>
</office:document-meta>
</file>